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background-color="transparent"/>
      <style:text-properties fo:font-weight="normal" officeooo:paragraph-rsid="001b8949" style:font-weight-asian="normal" style:font-weight-complex="normal"/>
    </style:style>
    <style:style style:name="P2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orphans="2" fo:widows="2" fo:text-indent="-0.635cm" style:auto-text-indent="false" fo:background-color="transparent"/>
      <style:text-properties fo:font-weight="normal" officeooo:paragraph-rsid="001b8949" style:font-weight-asian="normal" style:font-weight-complex="normal"/>
    </style:style>
    <style:style style:name="P3" style:family="paragraph" style:parent-style-name="LO-normal">
      <style:paragraph-properties fo:text-align="center" style:justify-single-word="false"/>
      <style:text-properties fo:font-size="16pt" officeooo:rsid="001716e3" officeooo:paragraph-rsid="001b8949" style:font-size-asian="14pt" style:font-size-complex="16pt"/>
    </style:style>
    <style:style style:name="P4" style:family="paragraph" style:parent-style-name="LO-normal">
      <style:paragraph-properties fo:text-align="center" style:justify-single-word="false"/>
      <style:text-properties officeooo:paragraph-rsid="001b8949"/>
    </style:style>
    <style:style style:name="P5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background-color="transparent"/>
      <style:text-properties fo:font-style="italic" fo:font-weight="normal" officeooo:paragraph-rsid="001b8949" style:font-style-asian="italic" style:font-weight-asian="normal" style:font-style-complex="italic" style:font-weight-complex="normal"/>
    </style:style>
    <style:style style:name="P6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background-color="transparent"/>
      <style:text-properties fo:font-style="italic" style:text-underline-style="solid" style:text-underline-width="auto" style:text-underline-color="font-color" fo:font-weight="normal" officeooo:paragraph-rsid="001b8949" style:font-style-asian="italic" style:font-weight-asian="normal" style:font-style-complex="italic" style:font-weight-complex="normal"/>
    </style:style>
    <style:style style:name="P7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ackground-color="transparent" fo:keep-with-next="auto"/>
      <style:text-properties officeooo:paragraph-rsid="001b8949"/>
    </style:style>
    <style:style style:name="P8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background-color="transparent"/>
      <style:text-properties officeooo:paragraph-rsid="001b8949"/>
    </style:style>
    <style:style style:name="P9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background-color="transparent"/>
      <style:text-properties fo:font-style="italic" officeooo:paragraph-rsid="001b8949" style:font-style-asian="italic" style:font-style-complex="italic"/>
    </style:style>
    <style:style style:name="P10" style:family="paragraph" style:parent-style-name="LO-normal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fo:font-style="italic" officeooo:paragraph-rsid="001b8949" style:font-style-asian="italic" style:font-style-complex="italic"/>
    </style:style>
    <style:style style:name="P11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background-color="transparent"/>
      <style:text-properties fo:font-style="italic" fo:font-weight="normal" officeooo:paragraph-rsid="001b8949" style:font-style-asian="italic" style:font-weight-asian="normal" style:font-style-complex="italic" style:font-weight-complex="normal"/>
    </style:style>
    <style:style style:name="P12" style:family="paragraph" style:parent-style-name="LO-normal" style:list-style-name="WWNum1">
      <loext:graphic-properties draw:fill="none" draw:fill-color="#ffffff"/>
      <style:paragraph-properties fo:margin-left="0.635cm" fo:margin-right="0cm" fo:margin-top="0cm" fo:margin-bottom="0cm" style:contextual-spacing="false" fo:line-height="115%" fo:text-align="center" style:justify-single-word="false" fo:orphans="2" fo:widows="2" fo:text-indent="0cm" style:auto-text-indent="false" fo:background-color="transparent"/>
      <style:text-properties fo:font-style="normal" fo:font-weight="bold" officeooo:rsid="001716e3" officeooo:paragraph-rsid="001b8949" style:font-style-asian="normal" style:font-weight-asian="bold" style:font-style-complex="normal" style:font-weight-complex="bold"/>
    </style:style>
    <style:style style:name="P13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background-color="transparent"/>
      <style:text-properties fo:font-style="normal" fo:font-weight="normal" officeooo:rsid="001716e3" officeooo:paragraph-rsid="001b8949" style:font-style-asian="normal" style:font-weight-asian="normal" style:font-style-complex="normal" style:font-weight-complex="normal"/>
    </style:style>
    <style:style style:name="P14" style:family="paragraph" style:parent-style-name="LO-normal" style:list-style-name="WWNum1">
      <loext:graphic-properties draw:fill="none" draw:fill-color="#ffffff"/>
      <style:paragraph-properties fo:margin-left="0.635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fo:font-style="normal" fo:font-weight="normal" officeooo:rsid="001716e3" officeooo:paragraph-rsid="001b8949" style:font-style-asian="normal" style:font-weight-asian="normal" style:font-style-complex="normal" style:font-weight-complex="normal"/>
    </style:style>
    <style:style style:name="P15" style:family="paragraph" style:parent-style-name="LO-normal" style:list-style-name="WWNum1">
      <loext:graphic-properties draw:fill="none" draw:fill-color="#ffffff"/>
      <style:paragraph-properties fo:margin-left="0.635cm" fo:margin-right="0cm" fo:margin-top="0cm" fo:margin-bottom="0cm" style:contextual-spacing="false" fo:line-height="115%" fo:text-align="center" style:justify-single-word="false" fo:orphans="2" fo:widows="2" fo:text-indent="0cm" style:auto-text-indent="false" fo:background-color="transparent"/>
      <style:text-properties fo:font-style="normal" fo:font-weight="normal" officeooo:rsid="001716e3" officeooo:paragraph-rsid="001b8949" style:font-style-asian="normal" style:font-weight-asian="normal" style:font-style-complex="normal" style:font-weight-complex="normal"/>
    </style:style>
    <style:style style:name="P16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background-color="transparent"/>
      <style:text-properties fo:font-style="normal" fo:font-weight="normal" officeooo:paragraph-rsid="001b8949" style:font-style-asian="normal" style:font-weight-asian="normal" style:font-style-complex="normal" style:font-weight-complex="normal"/>
    </style:style>
    <style:style style:name="P17" style:family="paragraph" style:parent-style-name="LO-normal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fo:font-style="normal" fo:font-weight="normal" officeooo:paragraph-rsid="001b8949" style:font-style-asian="normal" style:font-weight-asian="normal" style:font-style-complex="normal" style:font-weight-complex="normal"/>
    </style:style>
    <style:style style:name="P18" style:family="paragraph" style:parent-style-name="LO-normal" style:list-style-name="WWNum1">
      <loext:graphic-properties draw:fill="none" draw:fill-color="#ffffff"/>
      <style:paragraph-properties fo:margin-left="0.635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fo:font-style="normal" fo:font-weight="normal" officeooo:paragraph-rsid="001b8949" style:font-style-asian="normal" style:font-weight-asian="normal" style:font-style-complex="normal" style:font-weight-complex="normal"/>
    </style:style>
    <style:style style:name="P19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background-color="transparent"/>
      <style:text-properties fo:font-weight="normal" officeooo:paragraph-rsid="001b894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16e3" style:font-weight-asian="bold" style:font-weight-complex="bold"/>
    </style:style>
    <style:style style:name="T3" style:family="text">
      <style:text-properties officeooo:rsid="001716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DECIMAL – BINARIO (/2)</text:p>
      <text:list xml:id="list3316185757" text:style-name="WWNum1">
        <text:list-header>
          <text:p text:style-name="P7">Para convertir un número decimal a su representación en binario, puedes seguir estos pasos:</text:p>
          <text:p text:style-name="P8"/>
          <text:p text:style-name="P8">- Divide el número decimal por 2 y anota el cociente y el residuo (resto) de la división.</text:p>
          <text:p text:style-name="P8">- Toma el cociente obtenido en el paso anterior y divídelo nuevamente por 2.</text:p>
          <text:p text:style-name="P8">- Continúa dividiendo sucesivamente hasta que obtengas un cociente igual a 0.</text:p>
          <text:p text:style-name="P8">- Anota los residuos en cada paso, comenzando desde abajo hacia arriba. Estos residuos representarán los dígitos binarios del número original.</text:p>
          <text:p text:style-name="P8">Aquí tienes un ejemplo para convertir el número decimal <text:span text:style-name="T1">25</text:span> a binario:</text:p>
          <text:p text:style-name="P8"/>
          <text:p text:style-name="P9">25 dividido por 2 es igual a 12, con un residuo de 1. (25 / 2 = 12, residuo 1)</text:p>
          <text:p text:style-name="P9">12 dividido por 2 es igual a 6, con un residuo de 0. (12 / 2 = 6, residuo 0)</text:p>
          <text:p text:style-name="P9">6 dividido por 2 es igual a 3, con un residuo de 0. (6 / 2 = 3, residuo 0)</text:p>
          <text:p text:style-name="P9">3 dividido por 2 es igual a 1, con un residuo de 1. (3 / 2 = 1, residuo 1)</text:p>
          <text:p text:style-name="P9">1 dividido por 2 es igual a 0, con un residuo de 1. (1 / 2 = 0, residuo 1)</text:p>
          <text:p text:style-name="P9"><text:span text:style-name="T3">A</text:span>hora, toma los residuos de abajo hacia arriba: 11001. Eso es la representación en binario de 25.</text:p>
          <text:p text:style-name="P10"><text:s text:c="13"/>Por lo tanto, el número decimal 25 en binario se representa como 11001.</text:p>
          <text:p text:style-name="P10"/>
          <text:p text:style-name="P12">CONTRARIO: DE BINARIO A DECIMAL</text:p>
          <text:p text:style-name="P13"><text:s/>Por ejemplo, para convertir el número binario 10101 a decimal:</text:p>
          <text:p text:style-name="P13"/>
          <text:p text:style-name="P14"><text:s text:c="8"/>Comenzamos desde la derecha: 1 0 1 0 1.</text:p>
          <text:p text:style-name="P14"/>
          <text:p text:style-name="P13">Asignamos potencias de 2 a cada dígito, de derecha a izquierda: 2^0, 2^1, 2^2, 2^3, 2^4.</text:p>
          <text:p text:style-name="P13"/>
          <text:p text:style-name="P13">Multiplicamos cada dígito por su potencia correspondiente y sumamos los resultados:</text:p>
          <text:p text:style-name="P13"/>
          <text:p text:style-name="P13">1 * 2^0 + 0 * 2^1 + 1 * 2^2 + 0 * 2^3 + 1 * 2^4</text:p>
          <text:p text:style-name="P13">= 1 * 1 + 0 * 2 + 1 * 4 + 0 * 8 + 1 * 16</text:p>
          <text:p text:style-name="P13">= 1 + 0 + 4 + 0 + 16</text:p>
          <text:p text:style-name="P13"><text:s/>21</text:p>
          <text:p text:style-name="P13">Entonces, el número binario 10101 se representa como 21 en decimal.</text:p>
          <text:p text:style-name="P13"/>
        </text:list-header>
      </text:list>
      <text:p text:style-name="P3">DECIMAL - OCTAL(/8)</text:p>
      <text:list xml:id="list142138447535410" text:continue-numbering="true" text:style-name="WWNum1">
        <text:list-header>
          <text:p text:style-name="P19">Para convertir un número decimal a su representación en octal, puedes utilizar el siguiente método:</text:p>
          <text:p text:style-name="P19"/>
          <text:p text:style-name="P19">Divide el número decimal por 8 y anota el cociente y el residuo (resto) de la división.</text:p>
          <text:p text:style-name="P19">Toma el cociente obtenido en el paso anterior y divídelo nuevamente por 8.</text:p>
          <text:p text:style-name="P19">Continúa dividiendo sucesivamente hasta que obtengas un cociente igual a 0.</text:p>
          <text:p text:style-name="P19">Anota los residuos en cada paso, comenzando desde abajo hacia arriba. Estos residuos representarán los dígitos octales del número original.</text:p>
          <text:p text:style-name="P19">Aquí tienes un ejemplo para convertir el número decimal 123 a octal:</text:p>
          <text:p text:style-name="P19"><text:soft-page-break/></text:p>
          <text:p text:style-name="P11">123 dividido por 8 es igual a 15, con un residuo de 3. (123 / 8 = 15, residuo 3)</text:p>
          <text:p text:style-name="P11">15 dividido por 8 es igual a 1, con un residuo de 7. (15 / 8 = 1, residuo 7)</text:p>
          <text:p text:style-name="P11">1 dividido por 8 es igual a 0, con un residuo de 1. (1 / 8 = 0, residuo 1)</text:p>
          <text:p text:style-name="P11">Ahora, toma los residuos de abajo hacia arriba: 173. Eso es la representación en octal de 123.</text:p>
          <text:p text:style-name="P15"/>
          <text:p text:style-name="P11">Por lo tanto, el número decimal 123 en octal se representa como 173.</text:p>
          <text:p text:style-name="P12">CONTRARIO: DE OCTAL A DECIMAL</text:p>
          <text:p text:style-name="P16">Por ejemplo, para convertir el número octal 345 a decimal:</text:p>
          <text:p text:style-name="P16"/>
          <text:p text:style-name="P16">Comenzamos desde la derecha: 5 4 3.</text:p>
          <text:p text:style-name="P16">Asignamos potencias de 8 a cada dígito, de derecha a izquierda: 8^0, 8^1, 8^2.</text:p>
          <text:p text:style-name="P16">Multiplicamos cada dígito por su potencia correspondiente y sumamos los resultados:</text:p>
          <text:p text:style-name="P17"/>
          <text:p text:style-name="P16">5 * 8^0 + 4 * 8^1 + 3 * 8^2</text:p>
          <text:p text:style-name="P16">= 5 * 1 + 4 * 8 + 3 * 64</text:p>
          <text:p text:style-name="P16">= 5 + 32 + 192</text:p>
          <text:list>
            <text:list-item>
              <text:list>
                <text:list-header>
                  <text:p text:style-name="P18"><text:s text:c="7"/>= 229</text:p>
                </text:list-header>
              </text:list>
            </text:list-item>
          </text:list>
          <text:p text:style-name="P16">Entonces, el número octal 345 se representa como 229 en decimal.</text:p>
          <text:p text:style-name="P8"/>
        </text:list-header>
      </text:list>
      <text:p text:style-name="P3">DECIMAL - HEXADECIMAL(/16)</text:p>
      <text:p text:style-name="P1"/>
      <text:list xml:id="list142137376301203" text:continue-numbering="true" text:style-name="WWNum1">
        <text:list-header>
          <text:p text:style-name="P19">Divide el número decimal por 16 y anota el cociente y el residuo (resto) de la división.</text:p>
          <text:p text:style-name="P19">Toma el cociente obtenido en el paso anterior y divídelo nuevamente por 16.</text:p>
          <text:p text:style-name="P19">Continúa dividiendo sucesivamente hasta que obtengas un cociente igual a 0.</text:p>
          <text:p text:style-name="P19">Anota los residuos en cada paso, comenzando desde abajo hacia arriba. Estos residuos representarán los dígitos hexadecimales del número original.</text:p>
          <text:p text:style-name="P19">Aquí tienes un ejemplo para convertir el número decimal 255 a hexadecimal:</text:p>
          <text:p text:style-name="P19"/>
          <text:p text:style-name="P19">255 dividido por 16 es igual a 15, con un residuo de 15. (255 / 16 = 15, residuo 15)</text:p>
          <text:p text:style-name="P19">15 dividido por 16 es igual a 0, con un residuo de 15. (15 / 16 = 0, residuo 15)</text:p>
          <text:p text:style-name="P19">Ahora, toma los residuos de abajo hacia arriba. Sin embargo, en hexadecimal, los valores del 10 al 15 se representan con letras A, B, C, D, E y F, respectivamente. Entonces, en este caso, tenemos 15 y 15, que se representan como FF en hexadecimal.</text:p>
          <text:p text:style-name="P19"/>
          <text:p text:style-name="P19">Por lo tanto, el número decimal 255 en hexadecimal se representa como FF.</text:p>
          <text:p text:style-name="P19"/>
          <text:p text:style-name="P19"><text:s text:c="27"/><text:span text:style-name="T1">CONTRARIO: DE </text:span><text:span text:style-name="T2">HEXADECIMAL</text:span><text:span text:style-name="T1"> A DECIMAL</text:span></text:p>
          <text:p text:style-name="P19"/>
        </text:list-header>
      </text:list>
      <text:p text:style-name="P2">Para convertir un número hexadecimal a decimal, sigue estos pasos:</text:p>
      <text:p text:style-name="P2">Escribe el número hexadecimal, asegurándote de que los dígitos hexadecimales estén enorden correcto, de izquierda a derecha.</text:p>
      <text:p text:style-name="P2"/>
      <text:p text:style-name="P2">Asigna un valor decimal a cada dígito hexadecimal, teniendo en cuenta que los dígitos del 0 al 9 en hexadecimal tienen el mismo valor que en decimal, y las letras A, B, C, D, E y F representan los valores decimales 10, 11, 12, 13, 14 y 15, respectivamente.</text:p>
      <text:p text:style-name="P2"><text:soft-page-break/></text:p>
      <text:p text:style-name="P2"/>
      <text:p text:style-name="P2"/>
      <text:p text:style-name="P2">Por ejemplo, para convertir el número hexadecimal 1A3 a decimal:</text:p>
      <text:p text:style-name="P2">Comenzamos desde la izquierda: 1A3.</text:p>
      <text:p text:style-name="P2">Asignamos valores decimales a los dígitos hexadecimales: 1 = 1, A = 10, 3 = 3.</text:p>
      <text:p text:style-name="P2">Multiplicamos cada dígito por su valor decimal correspondiente y sumamos los resultados:</text:p>
      <text:p text:style-name="P2">1 * 16^2 + 10 * 16^1 + 3 * 16^0</text:p>
      <text:p text:style-name="P2">= 1 * 256 + 10 * 16 + 3 * 1</text:p>
      <text:p text:style-name="P2">= 256 + 160 + 3</text:p>
      <text:p text:style-name="P2">= 419</text:p>
      <text:p text:style-name="P2">Entonces, el número hexadecimal 1A3 se representa como 419 en decimal.</text:p>
      <text:p text:style-name="P1"/>
      <text:p text:style-name="P1"/>
      <text:p text:style-name="P1">Para convertir un número decimal a su representación en código SiM (Sign-Magnitude), Ca1 (Complemento a 1) y Ca2 (Complemento a 2), primero necesitas entender cómo funcionan estos códigos.</text:p>
      <text:p text:style-name="P1"/>
      <text:p text:style-name="P1">Código SiM (Sign-Magnitude):</text:p>
      <text:p text:style-name="P1"/>
      <text:p text:style-name="P1">En este código, el bit más significativo (el primer bit) representa el signo del número (0 para positivo y 1 para negativo), y el resto de los bits representan el valor absoluto del número.</text:p>
      <text:p text:style-name="P1">Para convertir un número decimal a SiM, sigue estos pasos:</text:p>
      <text:p text:style-name="P1">Si el número es positivo, simplemente conviértelo a binario y coloca un 0 en el bit más significativo (como signo).</text:p>
      <text:p text:style-name="P1">Si el número es negativo, convierte su valor absoluto a binario y coloca un 1 en el bit más significativo (como signo).</text:p>
      <text:p text:style-name="P1">Código Ca1 (Complemento a 1):</text:p>
      <text:p text:style-name="P1"/>
      <text:p text:style-name="P1">En este código, el bit más significativo (el primer bit) representa el signo del número (0 para positivo y 1 para negativo), y el resto de los bits representan el valor absoluto del número en complemento a 1.</text:p>
      <text:p text:style-name="P1">Para convertir un número decimal a Ca1, sigue estos pasos:</text:p>
      <text:p text:style-name="P1">Si el número es positivo, simplemente conviértelo a binario y coloca un 0 en el bit más significativo (como signo).</text:p>
      <text:p text:style-name="P1">Si el número es negativo, convierte su valor absoluto a binario, y luego toma el complemento a 1 de ese valor, es decir, cambia 0s por 1s y 1s por 0s en todos los bits (excepto el bit de signo).</text:p>
      <text:p text:style-name="P1">Código Ca2 (Complemento a 2):</text:p>
      <text:p text:style-name="P1"/>
      <text:p text:style-name="P1">En este código, el bit más significativo (el primer bit) representa el signo del número (0 para positivo y 1 para negativo), y el resto de los bits representan el valor absoluto del número en complemento a 2.</text:p>
      <text:p text:style-name="P1">Para convertir un número decimal a Ca2, sigue estos pasos:</text:p>
      <text:p text:style-name="P1">Si el número es positivo, simplemente conviértelo a binario y coloca un 0 en el bit más significativo (como signo).</text:p>
      <text:p text:style-name="P1">Si el número es negativo, convierte su valor absoluto a binario, toma el complemento a 1 de ese valor y luego suma 1 al resultado.</text:p>
      <text:p text:style-name="P5"/>
      <text:p text:style-name="P5"/>
      <text:p text:style-name="P5"><text:soft-page-break/></text:p>
      <text:p text:style-name="P5"/>
      <text:p text:style-name="P5">Número Binario: -10110</text:p>
      <text:p text:style-name="P5"/>
      <text:p text:style-name="P6">Código SiM (Sign-Magnitude):</text:p>
      <text:p text:style-name="P5"/>
      <text:p text:style-name="P5">El bit más significativo (el primer bit) representa el signo del número (0 para positivo y 1 para negativo).</text:p>
      <text:p text:style-name="P5">En este caso, el bit de signo es 1, lo que indica que el número es negativo.</text:p>
      <text:p text:style-name="P5">Los demás bits (0110) representan el valor absoluto del número.</text:p>
      <text:p text:style-name="P5">Entonces, en código SiM, el número -10110 se representa como "110110".</text:p>
      <text:p text:style-name="P6"/>
      <text:p text:style-name="P6">Código Ca1 (Complemento a 1):</text:p>
      <text:p text:style-name="P5"/>
      <text:p text:style-name="P5">El bit más significativo (el primer bit) representa el signo del número (0 para positivo y 1 para negativo).</text:p>
      <text:p text:style-name="P5">En este caso, el bit de signo es 1, lo que indica que el número es negativo.</text:p>
      <text:p text:style-name="P5">Los demás bits (0110) representan el valor absoluto del número.</text:p>
      <text:p text:style-name="P5">Para convertirlo a Ca1, simplemente cambia los 0 a 1 y los 1 a 0 en los bits de valor absoluto.</text:p>
      <text:p text:style-name="P5">Sería "1001".</text:p>
      <text:p text:style-name="P6"/>
      <text:p text:style-name="P6">Código Ca2 (Complemento a 2):</text:p>
      <text:p text:style-name="P5"/>
      <text:p text:style-name="P5">El bit más significativo (el primer bit) representa el signo del número (0 para positivo y 1 para negativo).</text:p>
      <text:p text:style-name="P5">En este caso, el bit de signo es 1, lo que indica que el número es negativo.</text:p>
      <text:p text:style-name="P5">Los demás bits (0110) representan el valor absoluto del número.</text:p>
      <text:p text:style-name="P5">Para convertirlo a Ca2, primero toma el complemento a 1 de los bits de valor absoluto (cambia 0s por 1s y 1s por 0s) y luego suma 1 al resultado.</text:p>
      <text:p text:style-name="P5">El complemento a 1 de "0110" es "1001", y al sumar 1 se obtiene "1010".</text:p>
      <text:p text:style-name="P5">Por lo tanto, en código Ca2, el número -10110 se representa como "1101010"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ca" fo:country="ES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01:20:59.636000000</meta:creation-date>
    <dc:date>2023-10-10T14:21:36.609000000</dc:date>
    <meta:editing-duration>PT18M47S</meta:editing-duration>
    <meta:editing-cycles>3</meta:editing-cycles>
    <meta:generator>LibreOffice/7.5.1.2$Windows_X86_64 LibreOffice_project/fcbaee479e84c6cd81291587d2ee68cba099e129</meta:generator>
    <meta:document-statistic meta:table-count="0" meta:image-count="0" meta:object-count="0" meta:page-count="4" meta:paragraph-count="104" meta:word-count="1520" meta:character-count="8036" meta:non-whitespace-character-count="6562"/>
  </office:meta>
</office:document-meta>
</file>